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Insatisfaisant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4" style:family="table-cell" style:parent-style-name="Default" style:data-style-name="N36"/>
    <style:style style:name="ce5" style:family="table-cell" style:parent-style-name="Default" style:data-style-name="N2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Satisfaisant" style:data-style-name="N0">
      <style:table-cell-properties style:vertical-align="automatic" fo:background-color="transparent" style:repeat-content="false"/>
      <style:paragraph-properties fo:text-align="center"/>
      <style:text-properties fo:color="#006100"/>
    </style:style>
    <style:style style:name="ce9" style:family="table-cell" style:parent-style-name="Insatisfaisant" style:data-style-name="N0">
      <style:table-cell-properties style:vertical-align="automatic" fo:background-color="transparent" style:repeat-content="false"/>
      <style:paragraph-properties fo:text-align="center"/>
      <style:text-properties fo:color="#9C0006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Satisfaisant" style:data-style-name="N2">
      <style:table-cell-properties style:vertical-align="automatic" fo:background-color="transparent" style:repeat-content="false"/>
      <style:paragraph-properties fo:text-align="center"/>
      <style:text-properties fo:color="#006100"/>
    </style:style>
    <style:style style:name="ce1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" style:family="table-cell" style:parent-style-name="Insatisfaisant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15" style:family="table-cell" style:parent-style-name="Neutre" style:data-style-name="N0">
      <style:table-cell-properties fo:background-color="#FFEB9C"/>
      <style:text-properties fo:color="#9C6500"/>
    </style:style>
    <style:style style:name="ce16" style:family="table-cell" style:parent-style-name="Neutre" style:data-style-name="N36">
      <style:table-cell-properties fo:background-color="#FFEB9C"/>
      <style:text-properties fo:color="#9C6500"/>
    </style:style>
    <style:style style:name="ce17" style:family="table-cell" style:parent-style-name="Neutre" style:data-style-name="N2">
      <style:table-cell-properties fo:background-color="#FFEB9C"/>
      <style:text-properties fo:color="#9C65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65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8" table:style-name="ce1"/>
          <table:table-cell office:value-type="string" table:number-columns-spanned="6" table:number-rows-spanned="1" table:style-name="ce6">
            <text:p>Ratio to CT</text:p>
          </table:table-cell>
          <table:covered-table-cell table:number-columns-repeated="5"/>
          <table:table-cell table:number-columns-repeated="16369"/>
        </table:table-row>
        <table:table-row table:style-name="ro1">
          <table:table-cell/>
          <table:table-cell office:value-type="string" table:style-name="ce7">
            <text:p>Sample:</text:p>
          </table:table-cell>
          <table:table-cell office:value-type="string" table:style-name="ce7">
            <text:p>% viable</text:p>
          </table:table-cell>
          <table:table-cell office:value-type="string" table:style-name="ce7">
            <text:p>% GFP+</text:p>
          </table:table-cell>
          <table:table-cell office:value-type="string" table:style-name="ce7">
            <text:p>MFI GFP</text:p>
          </table:table-cell>
          <table:table-cell office:value-type="string" table:style-name="ce8">
            <text:p>MFI Rhod2</text:p>
          </table:table-cell>
          <table:table-cell office:value-type="string" table:style-name="ce7">
            <text:p>MFI CD38</text:p>
          </table:table-cell>
          <table:table-cell office:value-type="string" table:style-name="ce9">
            <text:p>MFi CD15</text:p>
          </table:table-cell>
          <table:table-cell table:style-name="ce10"/>
          <table:table-cell office:value-type="string" table:style-name="ce7">
            <text:p>% viable</text:p>
          </table:table-cell>
          <table:table-cell office:value-type="string" table:style-name="ce7">
            <text:p>% GFP+</text:p>
          </table:table-cell>
          <table:table-cell office:value-type="string" table:style-name="ce7">
            <text:p>MFI GFP</text:p>
          </table:table-cell>
          <table:table-cell office:value-type="string" table:style-name="ce8">
            <text:p>MFI Rhod2</text:p>
          </table:table-cell>
          <table:table-cell office:value-type="string" table:style-name="ce7">
            <text:p>MFI CD38</text:p>
          </table:table-cell>
          <table:table-cell office:value-type="string" table:style-name="ce9">
            <text:p>MFi CD15</text:p>
          </table:table-cell>
          <table:table-cell table:number-columns-repeated="16369"/>
        </table:table-row>
        <table:table-row table:style-name="ro1">
          <table:table-cell/>
          <table:table-cell table:number-columns-repeated="14" table:style-name="ce10"/>
          <table:table-cell table:number-columns-repeated="16369"/>
        </table:table-row>
        <table:table-row table:style-name="ro1">
          <table:table-cell/>
          <table:table-cell office:value-type="string" table:style-name="ce7">
            <text:p>56-11 DMSO.fcs</text:p>
          </table:table-cell>
          <table:table-cell office:value-type="float" office:value="92.7" table:style-name="ce7">
            <text:p>92,7</text:p>
          </table:table-cell>
          <table:table-cell office:value-type="float" office:value="59" table:style-name="ce7">
            <text:p>59</text:p>
          </table:table-cell>
          <table:table-cell office:value-type="float" office:value="2888" table:style-name="ce7">
            <text:p>2888</text:p>
          </table:table-cell>
          <table:table-cell office:value-type="float" office:value="34921" table:style-name="ce7">
            <text:p>34921</text:p>
          </table:table-cell>
          <table:table-cell office:value-type="float" office:value="3617" table:style-name="ce7">
            <text:p>3617</text:p>
          </table:table-cell>
          <table:table-cell office:value-type="float" office:value="15569" table:style-name="ce7">
            <text:p>15569</text:p>
          </table:table-cell>
          <table:table-cell table:number-columns-repeated="7" table:style-name="ce10"/>
          <table:table-cell table:number-columns-repeated="16369"/>
        </table:table-row>
        <table:table-row table:style-name="ro1">
          <table:table-cell/>
          <table:table-cell office:value-type="string" table:style-name="ce7">
            <text:p>56-11 AGI.fcs</text:p>
          </table:table-cell>
          <table:table-cell office:value-type="float" office:value="93.4" table:style-name="ce7">
            <text:p>93,4</text:p>
          </table:table-cell>
          <table:table-cell office:value-type="float" office:value="59.6" table:style-name="ce7">
            <text:p>59,6</text:p>
          </table:table-cell>
          <table:table-cell office:value-type="float" office:value="2880" table:style-name="ce7">
            <text:p>2880</text:p>
          </table:table-cell>
          <table:table-cell office:value-type="float" office:value="32306" table:style-name="ce7">
            <text:p>32306</text:p>
          </table:table-cell>
          <table:table-cell office:value-type="float" office:value="3506" table:style-name="ce7">
            <text:p>3506</text:p>
          </table:table-cell>
          <table:table-cell office:value-type="float" office:value="16247" table:style-name="ce7">
            <text:p>16247</text:p>
          </table:table-cell>
          <table:table-cell table:style-name="ce10"/>
          <table:table-cell office:value-type="float" office:value="1.0075512405609492" table:formula="of:=[.C8]/[.C7]" table:style-name="ce11">
            <text:p>1,01</text:p>
          </table:table-cell>
          <table:table-cell office:value-type="float" office:value="1.0101694915254238" table:formula="of:=[.D8]/[.D7]" table:style-name="ce11">
            <text:p>1,01</text:p>
          </table:table-cell>
          <table:table-cell office:value-type="float" office:value="0.99722991689750695" table:formula="of:=[.E8]/[.E7]" table:style-name="ce11">
            <text:p>1,00</text:p>
          </table:table-cell>
          <table:table-cell office:value-type="float" office:value="0.92511669196185675" table:formula="of:=[.F8]/[.F7]" table:style-name="ce11">
            <text:p>0,93</text:p>
          </table:table-cell>
          <table:table-cell office:value-type="float" office:value="0.96931158418578933" table:formula="of:=[.G8]/[.G7]" table:style-name="ce11">
            <text:p>0,97</text:p>
          </table:table-cell>
          <table:table-cell office:value-type="float" office:value="1.0435480763054787" table:formula="of:=[.H8]/[.H7]" table:style-name="ce11">
            <text:p>1,04</text:p>
          </table:table-cell>
          <table:table-cell table:number-columns-repeated="16369"/>
        </table:table-row>
        <table:table-row table:style-name="ro1">
          <table:table-cell/>
          <table:table-cell table:number-columns-repeated="14" table:style-name="ce10"/>
          <table:table-cell table:number-columns-repeated="16369"/>
        </table:table-row>
        <table:table-row table:style-name="ro1">
          <table:table-cell/>
          <table:table-cell office:value-type="string" table:style-name="ce7">
            <text:p>M14R132 DMSO.fcs</text:p>
          </table:table-cell>
          <table:table-cell office:value-type="float" office:value="93.9" table:style-name="ce7">
            <text:p>93,9</text:p>
          </table:table-cell>
          <table:table-cell office:value-type="float" office:value="0.36" table:style-name="ce7">
            <text:p>0,36</text:p>
          </table:table-cell>
          <table:table-cell office:value-type="float" office:value="769" table:style-name="ce10">
            <text:p>769</text:p>
          </table:table-cell>
          <table:table-cell office:value-type="float" office:value="14300" table:style-name="ce7">
            <text:p>14300</text:p>
          </table:table-cell>
          <table:table-cell office:value-type="float" office:value="6783" table:style-name="ce7">
            <text:p>6783</text:p>
          </table:table-cell>
          <table:table-cell office:value-type="float" office:value="5685" table:style-name="ce7">
            <text:p>5685</text:p>
          </table:table-cell>
          <table:table-cell table:number-columns-repeated="7" table:style-name="ce10"/>
          <table:table-cell table:number-columns-repeated="16369"/>
        </table:table-row>
        <table:table-row table:style-name="ro1">
          <table:table-cell/>
          <table:table-cell office:value-type="string" table:style-name="ce7">
            <text:p>M14R132 AGI.fcs</text:p>
          </table:table-cell>
          <table:table-cell office:value-type="float" office:value="93" table:style-name="ce7">
            <text:p>93</text:p>
          </table:table-cell>
          <table:table-cell office:value-type="float" office:value="0.46" table:style-name="ce7">
            <text:p>0,46</text:p>
          </table:table-cell>
          <table:table-cell office:value-type="float" office:value="858" table:style-name="ce10">
            <text:p>858</text:p>
          </table:table-cell>
          <table:table-cell office:value-type="float" office:value="18660" table:style-name="ce7">
            <text:p>18660</text:p>
          </table:table-cell>
          <table:table-cell office:value-type="float" office:value="23869" table:style-name="ce7">
            <text:p>23869</text:p>
          </table:table-cell>
          <table:table-cell office:value-type="float" office:value="5600" table:style-name="ce7">
            <text:p>5600</text:p>
          </table:table-cell>
          <table:table-cell table:style-name="ce10"/>
          <table:table-cell office:value-type="float" office:value="0.99041533546325877" table:formula="of:=[.C11]/[.C10]" table:style-name="ce11">
            <text:p>0,99</text:p>
          </table:table-cell>
          <table:table-cell office:value-type="float" office:value="1.2777777777777779" table:formula="of:=[.D11]/[.D10]" table:style-name="ce11">
            <text:p>1,28</text:p>
          </table:table-cell>
          <table:table-cell office:value-type="float" office:value="1.1157347204161248" table:formula="of:=[.E11]/[.E10]" table:style-name="ce11">
            <text:p>1,12</text:p>
          </table:table-cell>
          <table:table-cell office:value-type="float" office:value="1.304895104895105" table:formula="of:=[.F11]/[.F10]" table:style-name="ce12">
            <text:p>1,30</text:p>
          </table:table-cell>
          <table:table-cell office:value-type="float" office:value="3.5189444198732125" table:formula="of:=[.G11]/[.G10]" table:style-name="ce12">
            <text:p>3,52</text:p>
          </table:table-cell>
          <table:table-cell office:value-type="float" office:value="0.98504837291116976" table:formula="of:=[.H11]/[.H10]" table:style-name="ce11">
            <text:p>0,99</text:p>
          </table:table-cell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3">
            <text:p>Scenith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uro AF647</text:p>
          </table:table-cell>
          <table:table-cell office:value-type="string" table:number-columns-spanned="2" table:number-rows-spanned="1" table:style-name="ce6">
            <text:p>M14R132</text:p>
          </table:table-cell>
          <table:covered-table-cell/>
          <table:table-cell office:value-type="string" table:style-name="ce3">
            <text:p>M14R132 DMSO</text:p>
          </table:table-cell>
          <table:table-cell office:value-type="string" table:number-columns-spanned="2" table:number-rows-spanned="1" table:style-name="ce6">
            <text:p>M14R132</text:p>
          </table:table-cell>
          <table:covered-table-cell/>
          <table:table-cell office:value-type="string" table:style-name="ce3">
            <text:p>M14R132AGI</text:p>
          </table:table-cell>
          <table:table-cell office:value-type="string" table:number-columns-spanned="2" table:number-rows-spanned="1" table:style-name="ce6">
            <text:p>56-11</text:p>
          </table:table-cell>
          <table:covered-table-cell/>
          <table:table-cell office:value-type="string" table:style-name="ce3">
            <text:p>56-11 DMSO</text:p>
          </table:table-cell>
          <table:table-cell office:value-type="float" office:value="56.11" table:number-columns-spanned="2" table:number-rows-spanned="1" table:style-name="ce6">
            <text:p>56,11</text:p>
          </table:table-cell>
          <table:covered-table-cell/>
          <table:table-cell office:value-type="string" table:style-name="ce3">
            <text:p>56-11 AGI</text:p>
          </table:table-cell>
          <table:table-cell table:number-columns-repeated="16370" table:style-name="ce1"/>
        </table:table-row>
        <table:table-row table:style-name="ro1">
          <table:table-cell/>
          <table:table-cell table:style-name="ce1"/>
          <table:table-cell office:value-type="string" table:style-name="ce2">
            <text:p>DMSO</text:p>
          </table:table-cell>
          <table:table-cell office:value-type="string" table:style-name="ce2">
            <text:p>DMSO</text:p>
          </table:table-cell>
          <table:table-cell office:value-type="string" table:style-name="ce3">
            <text:p>mean</text:p>
          </table:table-cell>
          <table:table-cell office:value-type="string" table:style-name="ce2">
            <text:p>AGI</text:p>
          </table:table-cell>
          <table:table-cell office:value-type="string" table:style-name="ce2">
            <text:p>AGI</text:p>
          </table:table-cell>
          <table:table-cell office:value-type="string" table:style-name="ce3">
            <text:p>mean</text:p>
          </table:table-cell>
          <table:table-cell office:value-type="string" table:style-name="ce2">
            <text:p>DMSO</text:p>
          </table:table-cell>
          <table:table-cell office:value-type="string" table:style-name="ce2">
            <text:p>DMSO</text:p>
          </table:table-cell>
          <table:table-cell office:value-type="string" table:style-name="ce14">
            <text:p>mean</text:p>
          </table:table-cell>
          <table:table-cell office:value-type="string" table:style-name="ce2">
            <text:p>AGI</text:p>
          </table:table-cell>
          <table:table-cell office:value-type="string" table:style-name="ce2">
            <text:p>AGI</text:p>
          </table:table-cell>
          <table:table-cell office:value-type="string" table:style-name="ce14">
            <text:p>mean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Co</text:p>
          </table:table-cell>
          <table:table-cell office:value-type="float" office:value="248710.1" table:style-name="ce2">
            <text:p>248710,1</text:p>
          </table:table-cell>
          <table:table-cell office:value-type="float" office:value="159660.9" table:style-name="ce2">
            <text:p>159660,9</text:p>
          </table:table-cell>
          <table:table-cell office:value-type="float" office:value="204185.5" table:formula="of:=AVERAGE([.C17:.D17])" table:style-name="ce3">
            <text:p>204185,5</text:p>
          </table:table-cell>
          <table:table-cell office:value-type="float" office:value="278309.90000000002" table:style-name="ce2">
            <text:p>278309,9</text:p>
          </table:table-cell>
          <table:table-cell office:value-type="float" office:value="235024.9" table:style-name="ce2">
            <text:p>235024,9</text:p>
          </table:table-cell>
          <table:table-cell office:value-type="float" office:value="256667.40000000002" table:formula="of:=AVERAGE([.F17:.G17])" table:style-name="ce3">
            <text:p>256667,4</text:p>
          </table:table-cell>
          <table:table-cell office:value-type="float" office:value="531765.80000000005" table:style-name="ce2">
            <text:p>531765,8</text:p>
          </table:table-cell>
          <table:table-cell office:value-type="float" office:value="605545.1" table:style-name="ce2">
            <text:p>605545,1</text:p>
          </table:table-cell>
          <table:table-cell office:value-type="float" office:value="568655.44999999995" table:formula="of:=AVERAGE([.I17:.J17])" table:style-name="ce14">
            <text:p>568655,45</text:p>
          </table:table-cell>
          <table:table-cell office:value-type="float" office:value="474848" table:style-name="ce2">
            <text:p>474848</text:p>
          </table:table-cell>
          <table:table-cell office:value-type="float" office:value="447769.7" table:style-name="ce2">
            <text:p>447769,7</text:p>
          </table:table-cell>
          <table:table-cell office:value-type="float" office:value="461308.85" table:formula="of:=AVERAGE([.L17:.M17])" table:style-name="ce14">
            <text:p>461308,85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G</text:p>
          </table:table-cell>
          <table:table-cell office:value-type="float" office:value="44998.8" table:style-name="ce2">
            <text:p>44998,8</text:p>
          </table:table-cell>
          <table:table-cell office:value-type="float" office:value="62281" table:style-name="ce2">
            <text:p>62281</text:p>
          </table:table-cell>
          <table:table-cell office:value-type="float" office:value="53639.9" table:formula="of:=AVERAGE([.C18:.D18])" table:style-name="ce3">
            <text:p>53639,9</text:p>
          </table:table-cell>
          <table:table-cell office:value-type="float" office:value="48034.400000000001" table:style-name="ce2">
            <text:p>48034,4</text:p>
          </table:table-cell>
          <table:table-cell office:value-type="float" office:value="25104.400000000001" table:style-name="ce2">
            <text:p>25104,4</text:p>
          </table:table-cell>
          <table:table-cell office:value-type="float" office:value="36569.4" table:formula="of:=AVERAGE([.F18:.G18])" table:style-name="ce3">
            <text:p>36569,4</text:p>
          </table:table-cell>
          <table:table-cell office:value-type="float" office:value="117426" table:style-name="ce2">
            <text:p>117426</text:p>
          </table:table-cell>
          <table:table-cell office:value-type="float" office:value="110711.1" table:style-name="ce2">
            <text:p>110711,1</text:p>
          </table:table-cell>
          <table:table-cell office:value-type="float" office:value="114068.55" table:formula="of:=AVERAGE([.I18:.J18])" table:style-name="ce14">
            <text:p>114068,55</text:p>
          </table:table-cell>
          <table:table-cell office:value-type="float" office:value="107342" table:style-name="ce2">
            <text:p>107342</text:p>
          </table:table-cell>
          <table:table-cell office:value-type="float" office:value="86160.5" table:style-name="ce2">
            <text:p>86160,5</text:p>
          </table:table-cell>
          <table:table-cell office:value-type="float" office:value="96751.25" table:formula="of:=AVERAGE([.L18:.M18])" table:style-name="ce14">
            <text:p>96751,25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O</text:p>
          </table:table-cell>
          <table:table-cell office:value-type="float" office:value="44998.8" table:style-name="ce2">
            <text:p>44998,8</text:p>
          </table:table-cell>
          <table:table-cell office:value-type="float" office:value="112160.5" table:style-name="ce2">
            <text:p>112160,5</text:p>
          </table:table-cell>
          <table:table-cell office:value-type="float" office:value="78579.649999999994" table:formula="of:=AVERAGE([.C19:.D19])" table:style-name="ce3">
            <text:p>78579,65</text:p>
          </table:table-cell>
          <table:table-cell office:value-type="float" office:value="223983.8" table:style-name="ce2">
            <text:p>223983,8</text:p>
          </table:table-cell>
          <table:table-cell office:value-type="float" office:value="208756.2" table:style-name="ce2">
            <text:p>208756,2</text:p>
          </table:table-cell>
          <table:table-cell office:value-type="float" office:value="216370" table:formula="of:=AVERAGE([.F19:.G19])" table:style-name="ce3">
            <text:p>216370</text:p>
          </table:table-cell>
          <table:table-cell office:value-type="float" office:value="334136.3" table:style-name="ce2">
            <text:p>334136,3</text:p>
          </table:table-cell>
          <table:table-cell office:value-type="float" office:value="282170.90000000002" table:style-name="ce2">
            <text:p>282170,9</text:p>
          </table:table-cell>
          <table:table-cell office:value-type="float" office:value="308153.59999999998" table:formula="of:=AVERAGE([.I19:.J19])" table:style-name="ce14">
            <text:p>308153,6</text:p>
          </table:table-cell>
          <table:table-cell office:value-type="float" office:value="261036.2" table:style-name="ce2">
            <text:p>261036,2</text:p>
          </table:table-cell>
          <table:table-cell office:value-type="float" office:value="293357.2" table:style-name="ce2">
            <text:p>293357,2</text:p>
          </table:table-cell>
          <table:table-cell office:value-type="float" office:value="277196.7" table:formula="of:=AVERAGE([.L19:.M19])" table:style-name="ce14">
            <text:p>277196,7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GO</text:p>
          </table:table-cell>
          <table:table-cell office:value-type="float" office:value="4879.8999999999996" table:style-name="ce2">
            <text:p>4879,9</text:p>
          </table:table-cell>
          <table:table-cell office:value-type="float" office:value="3841.2" table:style-name="ce2">
            <text:p>3841,2</text:p>
          </table:table-cell>
          <table:table-cell office:value-type="float" office:value="4360.5499999999993" table:formula="of:=AVERAGE([.C20:.D20])" table:style-name="ce3">
            <text:p>4360,55</text:p>
          </table:table-cell>
          <table:table-cell office:value-type="float" office:value="5155" table:style-name="ce2">
            <text:p>5155</text:p>
          </table:table-cell>
          <table:table-cell office:value-type="float" office:value="4649.3" table:style-name="ce2">
            <text:p>4649,3</text:p>
          </table:table-cell>
          <table:table-cell office:value-type="float" office:value="4902.1499999999996" table:formula="of:=AVERAGE([.F20:.G20])" table:style-name="ce3">
            <text:p>4902,15</text:p>
          </table:table-cell>
          <table:table-cell office:value-type="float" office:value="12558.1" table:style-name="ce2">
            <text:p>12558,1</text:p>
          </table:table-cell>
          <table:table-cell office:value-type="float" office:value="8958.7999999999993" table:style-name="ce2">
            <text:p>8958,8</text:p>
          </table:table-cell>
          <table:table-cell office:value-type="float" office:value="10758.45" table:formula="of:=AVERAGE([.I20:.J20])" table:style-name="ce14">
            <text:p>10758,45</text:p>
          </table:table-cell>
          <table:table-cell office:value-type="float" office:value="10887.9" table:style-name="ce2">
            <text:p>10887,9</text:p>
          </table:table-cell>
          <table:table-cell office:value-type="float" office:value="9813.2999999999993" table:style-name="ce2">
            <text:p>9813,3</text:p>
          </table:table-cell>
          <table:table-cell office:value-type="float" office:value="10350.599999999999" table:formula="of:=AVERAGE([.L20:.M20])" table:style-name="ce14">
            <text:p>10350,6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r</text:p>
          </table:table-cell>
          <table:table-cell office:value-type="float" office:value="2151.6999999999998" table:style-name="ce2">
            <text:p>2151,7</text:p>
          </table:table-cell>
          <table:table-cell office:value-type="float" office:value="2211.3000000000002" table:style-name="ce2">
            <text:p>2211,3</text:p>
          </table:table-cell>
          <table:table-cell office:value-type="float" office:value="2181.5" table:formula="of:=AVERAGE([.C21:.D21])" table:style-name="ce3">
            <text:p>2181,5</text:p>
          </table:table-cell>
          <table:table-cell office:value-type="float" office:value="1964.1" table:style-name="ce2">
            <text:p>1964,1</text:p>
          </table:table-cell>
          <table:table-cell office:value-type="float" office:value="2121.8000000000002" table:style-name="ce2">
            <text:p>2121,8</text:p>
          </table:table-cell>
          <table:table-cell office:value-type="float" office:value="2042.95" table:formula="of:=AVERAGE([.F21:.G21])" table:style-name="ce3">
            <text:p>2042,95</text:p>
          </table:table-cell>
          <table:table-cell office:value-type="float" office:value="3841.6" table:style-name="ce2">
            <text:p>3841,6</text:p>
          </table:table-cell>
          <table:table-cell office:value-type="float" office:value="3979.9" table:style-name="ce2">
            <text:p>3979,9</text:p>
          </table:table-cell>
          <table:table-cell office:value-type="float" office:value="3910.75" table:formula="of:=AVERAGE([.I21:.J21])" table:style-name="ce14">
            <text:p>3910,75</text:p>
          </table:table-cell>
          <table:table-cell office:value-type="float" office:value="3398.5" table:style-name="ce2">
            <text:p>3398,5</text:p>
          </table:table-cell>
          <table:table-cell office:value-type="float" office:value="3294.8" table:style-name="ce2">
            <text:p>3294,8</text:p>
          </table:table-cell>
          <table:table-cell office:value-type="float" office:value="3346.65" table:formula="of:=AVERAGE([.L21:.M21])" table:style-name="ce14">
            <text:p>3346,65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raduction linked signal (Co-Hr)</text:p>
          </table:table-cell>
          <table:table-cell table:number-columns-repeated="2" table:style-name="ce1"/>
          <table:table-cell office:value-type="float" office:value="202004" table:formula="of:=[.E17]-[.E21]" table:style-name="ce1">
            <text:p>202004</text:p>
          </table:table-cell>
          <table:table-cell table:number-columns-repeated="2" table:style-name="ce1"/>
          <table:table-cell office:value-type="float" office:value="254624.45" table:formula="of:=[.H17]-[.H21]" table:style-name="ce1">
            <text:p>254624,45</text:p>
          </table:table-cell>
          <table:table-cell table:number-columns-repeated="2" table:style-name="ce1"/>
          <table:table-cell office:value-type="float" office:value="564744.69999999995" table:formula="of:=[.K17]-[.K21]" table:style-name="ce1">
            <text:p>564744,7</text:p>
          </table:table-cell>
          <table:table-cell table:number-columns-repeated="2" table:style-name="ce1"/>
          <table:table-cell office:value-type="float" office:value="457962.19999999995" table:formula="of:=[.N17]-[.N21]" table:style-name="ce1">
            <text:p>457962,2</text:p>
          </table:table-cell>
          <table:table-cell table:number-columns-repeated="16370"/>
        </table:table-row>
        <table:table-row table:style-name="ro1">
          <table:table-cell table:style-name="ce15"/>
          <table:table-cell office:value-type="string" table:style-name="ce15">
            <text:p>Metabolic linked signal (Co-DGO)</text:p>
          </table:table-cell>
          <table:table-cell table:number-columns-repeated="2" table:style-name="ce15"/>
          <table:table-cell office:value-type="float" office:value="199824.95" table:formula="of:=[.E17]-[.E20]" table:style-name="ce15">
            <text:p>199824,95</text:p>
          </table:table-cell>
          <table:table-cell table:number-columns-repeated="2" table:style-name="ce15"/>
          <table:table-cell office:value-type="float" office:value="251765.25000000003" table:formula="of:=[.H17]-[.H20]" table:style-name="ce15">
            <text:p>251765,25</text:p>
          </table:table-cell>
          <table:table-cell table:number-columns-repeated="2" table:style-name="ce15"/>
          <table:table-cell office:value-type="float" office:value="557897" table:formula="of:=[.K17]-[.K20]" table:style-name="ce15">
            <text:p>557897</text:p>
          </table:table-cell>
          <table:table-cell table:number-columns-repeated="2" table:style-name="ce15"/>
          <table:table-cell office:value-type="float" office:value="450958.25" table:formula="of:=[.N17]-[.N20]" table:style-name="ce15">
            <text:p>450958,25</text:p>
          </table:table-cell>
          <table:table-cell table:number-columns-repeated="16370" table:style-name="ce15"/>
        </table:table-row>
        <table:table-row table:style-name="ro1">
          <table:table-cell/>
          <table:table-cell office:value-type="string" table:style-name="ce1">
            <text:p>glucose dependance (%)</text:p>
          </table:table-cell>
          <table:table-cell office:value-type="string" table:style-name="ce1">
            <text:p>(Co-DG)*100/(Co-DGO)</text:p>
          </table:table-cell>
          <table:table-cell table:style-name="ce1"/>
          <table:table-cell office:value-type="float" office:value="75.338740232388389" table:formula="of:=([.E17]-[.E18])*100/([.E17]-[.E20])" table:style-name="ce4">
            <text:p>75,3</text:p>
          </table:table-cell>
          <table:table-cell table:number-columns-repeated="2" table:style-name="ce1"/>
          <table:table-cell office:value-type="float" office:value="87.421913866190835" table:formula="of:=([.H17]-[.H18])*100/([.H17]-[.H20])" table:style-name="ce4">
            <text:p>87,4</text:p>
          </table:table-cell>
          <table:table-cell table:number-columns-repeated="2" table:style-name="ce1"/>
          <table:table-cell office:value-type="float" office:value="81.482227006060256" table:formula="of:=([.K17]-[.K18])*100/([.K17]-[.K20])" table:style-name="ce4">
            <text:p>81,5</text:p>
          </table:table-cell>
          <table:table-cell table:number-columns-repeated="2" table:style-name="ce1"/>
          <table:table-cell office:value-type="float" office:value="80.840654317777748" table:formula="of:=([.N17]-[.N18])*100/([.N17]-[.N20])" table:style-name="ce4">
            <text:p>80,8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FAO/AAO capacity</text:p>
          </table:table-cell>
          <table:table-cell table:number-columns-repeated="2" table:style-name="ce1"/>
          <table:table-cell office:value-type="float" office:value="24.661259767611611" table:formula="of:=100-[.E25]" table:style-name="ce4">
            <text:p>24,7</text:p>
          </table:table-cell>
          <table:table-cell table:number-columns-repeated="2" table:style-name="ce1"/>
          <table:table-cell office:value-type="float" office:value="12.578086133809165" table:formula="of:=100-[.H25]" table:style-name="ce4">
            <text:p>12,6</text:p>
          </table:table-cell>
          <table:table-cell table:number-columns-repeated="2" table:style-name="ce1"/>
          <table:table-cell office:value-type="float" office:value="18.517772993939744" table:formula="of:=100-[.K25]" table:style-name="ce4">
            <text:p>18,5</text:p>
          </table:table-cell>
          <table:table-cell table:number-columns-repeated="2" table:style-name="ce1"/>
          <table:table-cell office:value-type="float" office:value="19.159345682222252" table:formula="of:=100-[.N25]" table:style-name="ce4">
            <text:p>19,2</text:p>
          </table:table-cell>
          <table:table-cell table:number-columns-repeated="16370"/>
        </table:table-row>
        <table:table-row table:style-name="ro1">
          <table:table-cell table:style-name="ce15"/>
          <table:table-cell office:value-type="string" table:style-name="ce15">
            <text:p>mitochondrial dependancy (%)</text:p>
          </table:table-cell>
          <table:table-cell table:number-columns-repeated="2" table:style-name="ce15"/>
          <table:table-cell office:value-type="float" office:value="62.857941413221916" table:formula="of:=([.E17]-[.E19])*100/([.E17]-[.E20])" table:style-name="ce16">
            <text:p>62,9</text:p>
          </table:table-cell>
          <table:table-cell table:number-columns-repeated="2" table:style-name="ce15"/>
          <table:table-cell office:value-type="float" office:value="16.005942043232743" table:formula="of:=([.H17]-[.H19])*100/([.H17]-[.H20])" table:style-name="ce16">
            <text:p>16,0</text:p>
          </table:table-cell>
          <table:table-cell table:number-columns-repeated="2" table:style-name="ce15"/>
          <table:table-cell office:value-type="float" office:value="46.693538413004546" table:formula="of:=([.K17]-[.K19])*100/([.K17]-[.K20])" table:style-name="ce16">
            <text:p>46,7</text:p>
          </table:table-cell>
          <table:table-cell table:number-columns-repeated="2" table:style-name="ce15"/>
          <table:table-cell office:value-type="float" office:value="40.826872554166592" table:formula="of:=([.N17]-[.N19])*100/([.N17]-[.N20])" table:style-name="ce16">
            <text:p>40,8</text:p>
          </table:table-cell>
          <table:table-cell table:number-columns-repeated="16370" table:style-name="ce15"/>
        </table:table-row>
        <table:table-row table:style-name="ro1">
          <table:table-cell/>
          <table:table-cell office:value-type="string" table:style-name="ce1">
            <text:p>glycolityc capacity</text:p>
          </table:table-cell>
          <table:table-cell table:number-columns-repeated="2" table:style-name="ce1"/>
          <table:table-cell office:value-type="float" office:value="37.142058586778084" table:formula="of:=100-[.E27]" table:style-name="ce4">
            <text:p>37,1</text:p>
          </table:table-cell>
          <table:table-cell table:number-columns-repeated="2" table:style-name="ce1"/>
          <table:table-cell office:value-type="float" office:value="83.99405795676725" table:formula="of:=100-[.H27]" table:style-name="ce4">
            <text:p>84,0</text:p>
          </table:table-cell>
          <table:table-cell table:number-columns-repeated="2" table:style-name="ce1"/>
          <table:table-cell office:value-type="float" office:value="53.306461586995454" table:formula="of:=100-[.K27]" table:style-name="ce4">
            <text:p>53,3</text:p>
          </table:table-cell>
          <table:table-cell table:number-columns-repeated="2" table:style-name="ce1"/>
          <table:table-cell office:value-type="float" office:value="59.173127445833408" table:formula="of:=100-[.N27]" table:style-name="ce4">
            <text:p>59,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atio sur DMSO</text:p>
          </table:table-cell>
          <table:table-cell table:number-columns-repeated="16382" table:style-name="ce1"/>
        </table:table-row>
        <table:table-row table:style-name="ro1">
          <table:table-cell table:style-name="ce15"/>
          <table:table-cell office:value-type="string" table:style-name="ce15">
            <text:p>Metabolic linked signal (Co-DGO)</text:p>
          </table:table-cell>
          <table:table-cell table:number-columns-repeated="5" table:style-name="ce15"/>
          <table:table-cell office:value-type="float" office:value="1.2599290028597532" table:formula="of:=[.H24]/[.E24]" table:style-name="ce17">
            <text:p>1,26</text:p>
          </table:table-cell>
          <table:table-cell table:number-columns-repeated="5" table:style-name="ce15"/>
          <table:table-cell office:value-type="float" office:value="0.80831811248312857" table:formula="of:=[.N24]/[.K24]" table:style-name="ce17">
            <text:p>0,81</text:p>
          </table:table-cell>
          <table:table-cell table:number-columns-repeated="16370" table:style-name="ce15"/>
        </table:table-row>
        <table:table-row table:style-name="ro1">
          <table:table-cell/>
          <table:table-cell office:value-type="string" table:style-name="ce1">
            <text:p>glucose dependance (%)</text:p>
          </table:table-cell>
          <table:table-cell table:number-columns-repeated="5" table:style-name="ce1"/>
          <table:table-cell office:value-type="float" office:value="1.1603845988999939" table:formula="of:=[.H25]/[.E25]" table:style-name="ce5">
            <text:p>1,16</text:p>
          </table:table-cell>
          <table:table-cell table:number-columns-repeated="5" table:style-name="ce1"/>
          <table:table-cell office:value-type="float" office:value="0.99212622541312245" table:formula="of:=[.N25]/[.K25]" table:style-name="ce5">
            <text:p>0,99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FAO/AAO capacity</text:p>
          </table:table-cell>
          <table:table-cell table:number-columns-repeated="5" table:style-name="ce1"/>
          <table:table-cell office:value-type="float" office:value="0.51003420962007595" table:formula="of:=[.H26]/[.E26]" table:style-name="ce5">
            <text:p>0,51</text:p>
          </table:table-cell>
          <table:table-cell table:number-columns-repeated="5" table:style-name="ce1"/>
          <table:table-cell office:value-type="float" office:value="1.034646319970143" table:formula="of:=[.N26]/[.K26]" table:style-name="ce5">
            <text:p>1,03</text:p>
          </table:table-cell>
          <table:table-cell table:number-columns-repeated="16370"/>
        </table:table-row>
        <table:table-row table:style-name="ro1">
          <table:table-cell table:style-name="ce15"/>
          <table:table-cell office:value-type="string" table:style-name="ce15">
            <text:p>mitochondrial dependancy (%)</text:p>
          </table:table-cell>
          <table:table-cell table:number-columns-repeated="5" table:style-name="ce15"/>
          <table:table-cell office:value-type="float" office:value="0.25463675206942044" table:formula="of:=[.H27]/[.E27]" table:style-name="ce17">
            <text:p>0,25</text:p>
          </table:table-cell>
          <table:table-cell table:number-columns-repeated="5" table:style-name="ce15"/>
          <table:table-cell office:value-type="float" office:value="0.87435807912119934" table:formula="of:=[.N27]/[.K27]" table:style-name="ce17">
            <text:p>0,87</text:p>
          </table:table-cell>
          <table:table-cell table:number-columns-repeated="16370" table:style-name="ce15"/>
        </table:table-row>
        <table:table-row table:style-name="ro1">
          <table:table-cell/>
          <table:table-cell office:value-type="string" table:style-name="ce1">
            <text:p>glycolityc capacity</text:p>
          </table:table-cell>
          <table:table-cell table:number-columns-repeated="5" table:style-name="ce1"/>
          <table:table-cell office:value-type="float" office:value="2.2614271031995963" table:formula="of:=[.H28]/[.E28]" table:style-name="ce5">
            <text:p>2,26</text:p>
          </table:table-cell>
          <table:table-cell table:number-columns-repeated="5" table:style-name="ce1"/>
          <table:table-cell office:value-type="float" office:value="1.1100554357610781" table:formula="of:=[.N28]/[.K28]" table:style-name="ce5">
            <text:p>1,11</text:p>
          </table:table-cell>
          <table:table-cell table:number-columns-repeated="16370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Estelle Saland</meta:initial-creator>
    <dc:creator>Estelle Saland</dc:creator>
    <meta:creation-date>2022-01-07T16:14:17Z</meta:creation-date>
    <dc:date>2022-01-13T14:57:09Z</dc:date>
  </office:meta>
</office:document-meta>
</file>